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218.44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50.49pt"/>
    </style:style>
    <style:style style:name="co15" style:family="table-column">
      <style:table-column-properties fo:break-before="auto" style:column-width="116.56pt"/>
    </style:style>
    <style:style style:name="co16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42"/>
          <table:table-cell table:number-columns-repeated="5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45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1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1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41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704.07pt" svg:y="2636.87pt">
            <draw:object draw:notify-on-update-of-ranges="Timing.I199:Timing.R199 Timing.H200:Timing.H200 Timing.I200:Timing.R200 Timing.H201:Timing.H201 Timing.I201:Timing.R201 Timing.H202:Timing.H202 Timing.I202:Timing.R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44.93pt" svg:height="288.4pt" svg:x="703.19pt" svg:y="4688.7pt">
            <draw:object draw:notify-on-update-of-ranges="Timing.I357:Timing.R357 Timing.H358:Timing.H358 Timing.I358:Timing.R358 Timing.H359:Timing.H359 Timing.I359:Timing.R359 Timing.H360:Timing.H360 Timing.I360:Timing.R360 Timing.H361:Timing.H361 Timing.I361:Timing.R3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705.97pt" svg:height="332.82pt" svg:x="694.03pt" svg:y="5142.87pt">
            <draw:object draw:notify-on-update-of-ranges="Timing.I391:Timing.AE391 Timing.H392:Timing.H392 Timing.I392:Timing.AE392 Timing.H393:Timing.H393 Timing.I393:Timing.AE393 Timing.H394:Timing.H394 Timing.I394:Timing.AE394 Timing.H395:Timing.H395 Timing.I395:Timing.AE395 Timing.S511:Timing.S5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9.73pt" svg:height="316.23pt" svg:x="784.29pt" svg:y="9697.63pt">
            <draw:object draw:notify-on-update-of-ranges="Timing.H869:Timing.H869 Timing.I869:Timing.AD869 Timing.H870:Timing.H870 Timing.I870:Timing.AD870 Timing.H871:Timing.H871 Timing.I871:Timing.AD871 Timing.H872:Timing.H872 Timing.I872:Timing.AD87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51pt" svg:height="255.09pt" svg:x="767.59pt" svg:y="3108.22pt">
            <draw:object draw:notify-on-update-of-ranges="Timing.I234:Timing.T234 Timing.H235:Timing.H235 Timing.I235:Timing.T235 Timing.H236:Timing.H236 Timing.I236:Timing.T236 Timing.H237:Timing.H237 Timing.I237:Timing.T23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537.14pt" svg:height="329.78pt" svg:x="702.43pt" svg:y="5578.84pt">
            <draw:object draw:notify-on-update-of-ranges="Timing.I429:Timing.U429 Timing.H430:Timing.H430 Timing.I430:Timing.U430 Timing.H431:Timing.H431 Timing.I431:Timing.U43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42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5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45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41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41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/>
          <table:table-cell table:style-name="ce47" office:value-type="string" calcext:value-type="string">
            <text:p>-n=12</text:p>
          </table:table-cell>
          <table:table-cell table:style-name="ce47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– 10 iterations, n=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3d sin/cos, 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lib functions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hardware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8243" calcext:value-type="float">
            <text:p>0.008243</text:p>
          </table:table-cell>
          <table:table-cell office:value-type="float" office:value="0.016111" calcext:value-type="float">
            <text:p>0.016111</text:p>
          </table:table-cell>
          <table:table-cell office:value-type="float" office:value="0.017206" calcext:value-type="float">
            <text:p>0.017206</text:p>
          </table:table-cell>
          <table:table-cell office:value-type="float" office:value="0.024154" calcext:value-type="float">
            <text:p>0.024154</text:p>
          </table:table-cell>
          <table:table-cell office:value-type="float" office:value="0.025001" calcext:value-type="float">
            <text:p>0.025001</text:p>
          </table:table-cell>
          <table:table-cell office:value-type="float" office:value="0.033893" calcext:value-type="float">
            <text:p>0.033893</text:p>
          </table:table-cell>
          <table:table-cell office:value-type="float" office:value="0.038656" calcext:value-type="float">
            <text:p>0.038656</text:p>
          </table:table-cell>
          <table:table-cell office:value-type="float" office:value="0.048728" calcext:value-type="float">
            <text:p>0.048728</text:p>
          </table:table-cell>
          <table:table-cell office:value-type="float" office:value="0.053801" calcext:value-type="float">
            <text:p>0.05380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a1afbf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6923" calcext:value-type="float">
            <text:p>0.169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7955" calcext:value-type="float">
            <text:p>0.17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65" calcext:value-type="float">
            <text:p>0.00386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84" calcext:value-type="float">
            <text:p>0.0037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42904" calcext:value-type="float">
            <text:p>0.1429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3" calcext:value-type="float">
            <text:p>0.00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48475" calcext:value-type="float">
            <text:p>0.44847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777" calcext:value-type="float">
            <text:p>0.0047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1" calcext:value-type="float">
            <text:p>0.00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08397" calcext:value-type="float">
            <text:p>0.8083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864" calcext:value-type="float">
            <text:p>0.00986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881" calcext:value-type="float">
            <text:p>0.0048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538913" calcext:value-type="float">
            <text:p>0.5389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8646" calcext:value-type="float">
            <text:p>0.0086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915302" calcext:value-type="float">
            <text:p>0.915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65" calcext:value-type="float">
            <text:p>0.0073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15" calcext:value-type="float">
            <text:p>0.004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892363" calcext:value-type="float">
            <text:p>1.89236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22609" calcext:value-type="float">
            <text:p>0.02260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051611" calcext:value-type="float">
            <text:p>1.0516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9707" calcext:value-type="float">
            <text:p>0.01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592049" calcext:value-type="float">
            <text:p>1.5920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929" calcext:value-type="float">
            <text:p>0.01092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516" calcext:value-type="float">
            <text:p>0.004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488528" calcext:value-type="float">
            <text:p>3.48852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382" calcext:value-type="float">
            <text:p>0.0093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657937" calcext:value-type="float">
            <text:p>1.65793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6425" calcext:value-type="float">
            <text:p>0.03642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8243" calcext:value-type="float">
            <text:p>0.008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25322" calcext:value-type="float">
            <text:p>2.5253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24" calcext:value-type="float">
            <text:p>0.0190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605" calcext:value-type="float">
            <text:p>0.0066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21409" calcext:value-type="float">
            <text:p>5.6214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9579" calcext:value-type="float">
            <text:p>0.06957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7013" calcext:value-type="float">
            <text:p>0.0170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43255" calcext:value-type="float">
            <text:p>2.54325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1282" calcext:value-type="float">
            <text:p>0.0612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6111" calcext:value-type="float">
            <text:p>0.016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753905" calcext:value-type="float">
            <text:p>3.75390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8.622221" calcext:value-type="float">
            <text:p>8.62222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110916" calcext:value-type="float">
            <text:p>0.11091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9812" calcext:value-type="float">
            <text:p>0.01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615705" calcext:value-type="float">
            <text:p>3.61570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90005" calcext:value-type="float">
            <text:p>0.09000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7206" calcext:value-type="float">
            <text:p>0.0172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5.335776" calcext:value-type="float">
            <text:p>5.33577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2.468999" calcext:value-type="float">
            <text:p>12.4689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4.921598" calcext:value-type="float">
            <text:p>4.92159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125327" calcext:value-type="float">
            <text:p>0.12532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24154" calcext:value-type="float">
            <text:p>0.02415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7.297044" calcext:value-type="float">
            <text:p>7.29704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7.372218" calcext:value-type="float">
            <text:p>17.37221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6.503704" calcext:value-type="float">
            <text:p>6.5037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66728" calcext:value-type="float">
            <text:p>0.16672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25001" calcext:value-type="float">
            <text:p>0.025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9.653728" calcext:value-type="float">
            <text:p>9.65372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3.280038" calcext:value-type="float">
            <text:p>23.2800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8.38951" calcext:value-type="float">
            <text:p>8.38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214055" calcext:value-type="float">
            <text:p>0.2140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33893" calcext:value-type="float">
            <text:p>0.03389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2.485017" calcext:value-type="float">
            <text:p>12.4850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0.502626" calcext:value-type="float">
            <text:p>30.5026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0.581951" calcext:value-type="float">
            <text:p>10.581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267898" calcext:value-type="float">
            <text:p>0.26789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38656" calcext:value-type="float">
            <text:p>0.03865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5.786796" calcext:value-type="float">
            <text:p>15.7867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8.979947" calcext:value-type="float">
            <text:p>38.9799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126435" calcext:value-type="float">
            <text:p>13.126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32773" calcext:value-type="float">
            <text:p>0.327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48728" calcext:value-type="float">
            <text:p>0.0487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9.632117" calcext:value-type="float">
            <text:p>19.6321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9.210608" calcext:value-type="float">
            <text:p>49.21060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046404" calcext:value-type="float">
            <text:p>16.0464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393616" calcext:value-type="float">
            <text:p>0.3936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53801" calcext:value-type="float">
            <text:p>0.053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4.128931" calcext:value-type="float">
            <text:p>24.1289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0.819853" calcext:value-type="float">
            <text:p>60.81985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9.150559" calcext:value-type="float">
            <text:p>19.1505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number-rows-repeated="43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Oops 144 miss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iming for usage vector&lt;bool&gt; in Liveness for LiveWith – this was a disaster</text:p>
          </table:table-cell>
          <table:table-cell table:number-columns-repeated="1022"/>
        </table:table-row>
        <table:table-row table:style-name="ro1" table:visibility="collapse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office:value-type="float" office:value="20210411" calcext:value-type="float">
            <text:p>20210411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2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1047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5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42" office:value-type="string" calcext:value-type="string">
            <text:p>40b92f8</text:p>
          </table:table-cell>
          <table:table-cell table:style-name="ce42" office:value-type="string" calcext:value-type="string">
            <text:p>rianne</text:p>
          </table:table-cell>
          <table:table-cell table:style-name="ce42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45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Host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Model</text:p>
          </table:table-cell>
          <table:table-cell table:style-name="ce47" office:value-type="string" calcext:value-type="string">
            <text:p>Snapshot Date</text:p>
          </table:table-cell>
          <table:table-cell table:style-name="ce47" office:value-type="string" calcext:value-type="string">
            <text:p>Debian Version</text:p>
          </table:table-cell>
          <table:table-cell table:style-name="ce47" office:value-type="string" calcext:value-type="string">
            <text:p>Kernel version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uname -a</text:p>
          </table:table-cell>
          <table:table-cell table:style-name="ce4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45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07:17:55.521796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11T07:51:20.304987897</dc:date>
    <meta:editing-duration>P16DT6H22M39S</meta:editing-duration>
    <meta:editing-cycles>105</meta:editing-cycles>
    <meta:generator>LibreOffice/6.1.5.2$Linux_ARM_EABI LibreOffice_project/10$Build-2</meta:generator>
    <meta:document-statistic meta:table-count="4" meta:cell-count="469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H234:Timing.T237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I234:Timing.T2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35:Timing.T235" chart:label-cell-address="Timing.H235:Timing.H235" chart:class="chart:bar">
            <chart:data-point chart:repeated="12"/>
          </chart:series>
          <chart:series chart:style-name="ch8" chart:values-cell-range-address="Timing.I236:Timing.T236" chart:label-cell-address="Timing.H236:Timing.H236" chart:class="chart:bar">
            <chart:data-point chart:repeated="12"/>
          </chart:series>
          <chart:series chart:style-name="ch9" chart:values-cell-range-address="Timing.I237:Timing.T237" chart:label-cell-address="Timing.H237:Timing.H23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34:Timing.T23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35:Timing.H235</svg:desc>
                </draw:g>
              </table:table-cell>
              <table:table-cell office:value-type="float" office:value="0.003428">
                <text:p>0.003428</text:p>
                <draw:g>
                  <svg:desc>Timing.I235:Timing.T235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H236:Timing.H236</svg:desc>
                </draw:g>
              </table:table-cell>
              <table:table-cell office:value-type="float" office:value="0.003708">
                <text:p>0.003708</text:p>
                <draw:g>
                  <svg:desc>Timing.I236:Timing.T236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H237:Timing.H237</svg:desc>
                </draw:g>
              </table:table-cell>
              <table:table-cell office:value-type="float" office:value="0.003499">
                <text:p>0.003499</text:p>
                <draw:g>
                  <svg:desc>Timing.I237:Timing.T237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5cm" svg:height="11.635cm" xlink:href=".." xlink:type="simple" chart:class="chart:bar" chart:style-name="ch1">
        <chart:title svg:x="6.971cm" svg:y="0.368cm" chart:style-name="ch2">
          <text:p>v3d  sin/cos - inline float</text:p>
        </chart:title>
        <chart:subtitle svg:x="9.008cm" svg:y="1.379cm" chart:style-name="ch3">
          <text:p>-d=8</text:p>
        </chart:subtitle>
        <chart:legend chart:legend-position="end" svg:x="15.787cm" svg:y="5.269cm" style:legend-expansion="high" chart:style-name="ch4"/>
        <chart:plot-area chart:style-name="ch5" table:cell-range-address="Timing.H429:Timing.U431" chart:data-source-has-labels="both" svg:x="1.39cm" svg:y="2.294cm" svg:width="14.018cm" svg:height="8.128cm">
          <chartooo:coordinate-region svg:x="2.302cm" svg:y="2.493cm" svg:width="13.106cm" svg:height="7.282cm"/>
          <chart:axis chart:dimension="x" chart:name="primary-x" chart:style-name="ch6" chartooo:axis-type="auto">
            <chartooo:date-scale/>
            <chart:title svg:x="7.111cm" svg:y="10.654cm" chart:style-name="ch7">
              <text:p>Matrix dimension</text:p>
            </chart:title>
            <chart:categories table:cell-range-address="Timing.I429:Timing.U429"/>
          </chart:axis>
          <chart:axis chart:dimension="y" chart:name="primary-y" chart:style-name="ch8">
            <chart:title svg:x="0.451cm" svg:y="7.024cm" chart:style-name="ch9">
              <text:p>seconds</text:p>
            </chart:title>
            <chart:grid chart:style-name="ch10" chart:class="major"/>
          </chart:axis>
          <chart:series chart:style-name="ch11" chart:values-cell-range-address="Timing.I430:Timing.U430" chart:label-cell-address="Timing.H430:Timing.H430" chart:class="chart:bar">
            <chart:data-point chart:repeated="13"/>
          </chart:series>
          <chart:series chart:style-name="ch12" chart:values-cell-range-address="Timing.I431:Timing.U431" chart:label-cell-address="Timing.H431:Timing.H43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429:Timing.U42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 lib functions</text:p>
                <draw:g>
                  <svg:desc>Timing.H430:Timing.H430</svg:desc>
                </draw:g>
              </table:table-cell>
              <table:table-cell office:value-type="float" office:value="0.003499">
                <text:p>0.003499</text:p>
                <draw:g>
                  <svg:desc>Timing.I430:Timing.U430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hardware</text:p>
                <draw:g>
                  <svg:desc>Timing.H431:Timing.H431</svg:desc>
                </draw:g>
              </table:table-cell>
              <table:table-cell office:value-type="float" office:value="0.00333">
                <text:p>0.00333</text:p>
                <draw:g>
                  <svg:desc>Timing.I431:Timing.U431</svg:desc>
                </draw:g>
              </table:table-cell>
              <table:table-cell office:value-type="float" office:value="0.004184">
                <text:p>0.004184</text:p>
              </table:table-cell>
              <table:table-cell office:value-type="float" office:value="0.0068">
                <text:p>0.0068</text:p>
              </table:table-cell>
              <table:table-cell office:value-type="float" office:value="0.008243">
                <text:p>0.008243</text:p>
              </table:table-cell>
              <table:table-cell office:value-type="float" office:value="0.016111">
                <text:p>0.016111</text:p>
              </table:table-cell>
              <table:table-cell office:value-type="float" office:value="0.017206">
                <text:p>0.017206</text:p>
              </table:table-cell>
              <table:table-cell office:value-type="float" office:value="0.024154">
                <text:p>0.024154</text:p>
              </table:table-cell>
              <table:table-cell office:value-type="float" office:value="0.025001">
                <text:p>0.025001</text:p>
              </table:table-cell>
              <table:table-cell office:value-type="float" office:value="0.033893">
                <text:p>0.033893</text:p>
              </table:table-cell>
              <table:table-cell office:value-type="float" office:value="0.038656">
                <text:p>0.038656</text:p>
              </table:table-cell>
              <table:table-cell office:value-type="float" office:value="0.048728">
                <text:p>0.048728</text:p>
              </table:table-cell>
              <table:table-cell office:value-type="float" office:value="0.053801">
                <text:p>0.0538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H199:Timing.R202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I199:Timing.R199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I200:Timing.R200" chart:label-cell-address="Timing.H200:Timing.H200" chart:class="chart:bar">
            <chart:data-point chart:repeated="10"/>
          </chart:series>
          <chart:series chart:style-name="ch12" chart:values-cell-range-address="Timing.I201:Timing.R201" chart:label-cell-address="Timing.H201:Timing.H201" chart:class="chart:bar">
            <chart:data-point chart:repeated="10"/>
          </chart:series>
          <chart:series chart:style-name="ch13" chart:values-cell-range-address="Timing.I202:Timing.R202" chart:label-cell-address="Timing.H202:Timing.H202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199:Timing.R19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00:Timing.H200</svg:desc>
                </draw:g>
              </table:table-cell>
              <table:table-cell office:value-type="float" office:value="0.003205">
                <text:p>0.003205</text:p>
                <draw:g>
                  <svg:desc>Timing.I200:Timing.R200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01:Timing.H201</svg:desc>
                </draw:g>
              </table:table-cell>
              <table:table-cell office:value-type="float" office:value="0.003964">
                <text:p>0.003964</text:p>
                <draw:g>
                  <svg:desc>Timing.I201:Timing.R201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02:Timing.H202</svg:desc>
                </draw:g>
              </table:table-cell>
              <table:table-cell office:value-type="float" office:value="0.003467">
                <text:p>0.003467</text:p>
                <draw:g>
                  <svg:desc>Timing.I202:Timing.R202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H357:Timing.R361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57:Timing.R357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58:Timing.R358" chart:label-cell-address="Timing.H358:Timing.H358" chart:class="chart:bar">
            <chart:data-point chart:repeated="10"/>
          </chart:series>
          <chart:series chart:style-name="ch12" chart:values-cell-range-address="Timing.I359:Timing.R359" chart:label-cell-address="Timing.H359:Timing.H359" chart:class="chart:bar">
            <chart:data-point chart:repeated="10"/>
          </chart:series>
          <chart:series chart:style-name="ch13" chart:values-cell-range-address="Timing.I360:Timing.R360" chart:label-cell-address="Timing.H360:Timing.H360" chart:class="chart:bar">
            <chart:data-point chart:repeated="10"/>
          </chart:series>
          <chart:series chart:style-name="ch14" chart:values-cell-range-address="Timing.I361:Timing.R361" chart:label-cell-address="Timing.H361:Timing.H36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57:Timing.R35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58:Timing.H358</svg:desc>
                </draw:g>
              </table:table-cell>
              <table:table-cell office:value-type="float" office:value="0.005854">
                <text:p>0.005854</text:p>
                <draw:g>
                  <svg:desc>Timing.I358:Timing.R358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59:Timing.H359</svg:desc>
                </draw:g>
              </table:table-cell>
              <table:table-cell office:value-type="float" office:value="0.003205">
                <text:p>0.003205</text:p>
                <draw:g>
                  <svg:desc>Timing.I359:Timing.R359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60:Timing.H360</svg:desc>
                </draw:g>
              </table:table-cell>
              <table:table-cell office:value-type="float" office:value="0.002477">
                <text:p>0.002477</text:p>
                <draw:g>
                  <svg:desc>Timing.I360:Timing.R360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61:Timing.H361</svg:desc>
                </draw:g>
              </table:table-cell>
              <table:table-cell office:value-type="float" office:value="0.003428">
                <text:p>0.003428</text:p>
                <draw:g>
                  <svg:desc>Timing.I361:Timing.R3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I391:Timing.AE395 Timing.H391:Timing.H395 Timing.S511:Timing.S511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391:Timing.AE391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392:Timing.AE392" chart:label-cell-address="Timing.H392:Timing.H392" chart:class="chart:bar">
            <chart:data-point chart:repeated="23"/>
          </chart:series>
          <chart:series chart:style-name="ch13" chart:values-cell-range-address="Timing.I393:Timing.AE393" chart:label-cell-address="Timing.H393:Timing.H393" chart:class="chart:bar">
            <chart:data-point chart:repeated="23"/>
          </chart:series>
          <chart:series chart:style-name="ch14" chart:values-cell-range-address="Timing.I394:Timing.AE394" chart:label-cell-address="Timing.H394:Timing.H394" chart:class="chart:bar">
            <chart:data-point chart:repeated="23"/>
          </chart:series>
          <chart:series chart:style-name="ch15" chart:values-cell-range-address="Timing.I395:Timing.AE395" chart:label-cell-address="Timing.H395:Timing.H395" chart:class="chart:bar">
            <chart:data-point chart:repeated="23"/>
            <loext:propertry-mapping loext:property="FillColor" loext:cell-range-address="Timing.S511:Timing.S5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91:Timing.AE391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92:Timing.H392</svg:desc>
                </draw:g>
              </table:table-cell>
              <table:table-cell office:value-type="float" office:value="0.006209">
                <text:p>0.006209</text:p>
                <draw:g>
                  <svg:desc>Timing.I392:Timing.AE392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393:Timing.H393</svg:desc>
                </draw:g>
              </table:table-cell>
              <table:table-cell office:value-type="float" office:value="0.003467">
                <text:p>0.003467</text:p>
                <draw:g>
                  <svg:desc>Timing.I393:Timing.AE393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394:Timing.H394</svg:desc>
                </draw:g>
              </table:table-cell>
              <table:table-cell office:value-type="float" office:value="0.002753">
                <text:p>0.002753</text:p>
                <draw:g>
                  <svg:desc>Timing.I394:Timing.AE394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395:Timing.H395</svg:desc>
                </draw:g>
              </table:table-cell>
              <table:table-cell office:value-type="float" office:value="0.003499">
                <text:p>0.003499</text:p>
                <draw:g>
                  <svg:desc>Timing.I395:Timing.AE3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11:Timing.S511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H869:Timing.AD872" chart:data-source-has-labels="both" svg:x="1.405cm" svg:y="1.361cm" svg:width="15.473cm" svg:height="8.592cm">
          <chartooo:coordinate-region svg:x="2.212cm" svg:y="1.561cm" svg:width="14.666cm" svg:height="7.745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I869:Timing.AD869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I870:Timing.AD870" chart:label-cell-address="Timing.H870:Timing.H870" chart:class="chart:bar">
            <chart:data-point chart:repeated="22"/>
          </chart:series>
          <chart:series chart:style-name="ch11" chart:values-cell-range-address="Timing.I871:Timing.AD871" chart:label-cell-address="Timing.H871:Timing.H871" chart:class="chart:bar">
            <chart:data-point chart:repeated="22"/>
          </chart:series>
          <chart:series chart:style-name="ch12" chart:values-cell-range-address="Timing.I872:Timing.AD872" chart:label-cell-address="Timing.H872:Timing.H872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869:Timing.AD86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870:Timing.H870</svg:desc>
                </draw:g>
              </table:table-cell>
              <table:table-cell office:value-type="float" office:value="0.071671">
                <text:p>0.071671</text:p>
                <draw:g>
                  <svg:desc>Timing.I870:Timing.AD8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871:Timing.H871</svg:desc>
                </draw:g>
              </table:table-cell>
              <table:table-cell office:value-type="float" office:value="0.452014">
                <text:p>0.452014</text:p>
                <draw:g>
                  <svg:desc>Timing.I871:Timing.AD871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H872:Timing.H872</svg:desc>
                </draw:g>
              </table:table-cell>
              <table:table-cell office:value-type="float" office:value="0.548715">
                <text:p>0.548715</text:p>
                <draw:g>
                  <svg:desc>Timing.I872:Timing.AD872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